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A8316AC47144F7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c11" officeooo:paragraph-rsid="000edc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1"/>
      <text:p text:style-name="P1"><draw:frame draw:style-name="fr1" draw:name="Image1" text:anchor-type="char" svg:width="17cm" svg:height="10.624cm" draw:z-index="0"><draw:image xlink:href="Pictures/100000010000050000000320A8316AC47144F7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40:12.322631282</meta:creation-date>
    <dc:date>2025-01-09T12:42:05.791798694</dc:date>
    <meta:editing-duration>PT1M57S</meta:editing-duration>
    <meta:editing-cycles>1</meta:editing-cycles>
    <meta:document-statistic meta:table-count="0" meta:image-count="1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